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975cm" style:use-optimal-column-width="false"/>
    </style:style>
    <style:style style:name="co2" style:family="table-column">
      <style:table-column-properties style:column-width="24.025cm" style:use-optimal-column-width="false"/>
    </style:style>
    <style:style style:name="ro1" style:family="table-row">
      <style:table-row-properties style:row-height="1.115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ula 5 – Introdução ao Kotlin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Kotli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2" draw:layer="layout" svg:width="25.999cm" svg:height="10.986cm" svg:x="0.847cm" svg:y="3.6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Double</text:p>
              </table:table-cell>
              <table:table-cell table:style-name="ce2">
                <text:p text:style-name="P4">Tipo numérico para valores de ponto flutuante, com Double é possível guardar valores com precisão bem grande pois ele ocupa 64 bits</text:p>
              </table:table-cell>
            </table:table-row>
            <table:table-row table:style-name="ro1">
              <table:table-cell table:style-name="ce1">
                <text:p text:style-name="P3">Float</text:p>
              </table:table-cell>
              <table:table-cell table:style-name="ce2">
                <text:p text:style-name="P4">Tipo numérico para valores de ponto flutuante, com a diferença de que tem uma precisão menor que o Double pois ele ocupa 32 bits</text:p>
              </table:table-cell>
            </table:table-row>
            <table:table-row table:style-name="ro1">
              <table:table-cell table:style-name="ce1">
                <text:p text:style-name="P3">Long</text:p>
              </table:table-cell>
              <table:table-cell table:style-name="ce2">
                <text:p text:style-name="P4">Usado para valores inteiros, a diferença dele para o Int é que, como ele ocupa 64 bits, você consegue representar números muito maiores</text:p>
              </table:table-cell>
            </table:table-row>
            <table:table-row table:style-name="ro1">
              <table:table-cell table:style-name="ce1">
                <text:p text:style-name="P3">Int</text:p>
              </table:table-cell>
              <table:table-cell table:style-name="ce2">
                <text:p text:style-name="P4">Talvez um dos tipos numéricos mais comuns, é para guardar números inteiros com uma precisão de 32 bits</text:p>
              </table:table-cell>
            </table:table-row>
            <table:table-row table:style-name="ro1">
              <table:table-cell table:style-name="ce1">
                <text:p text:style-name="P3">Short</text:p>
              </table:table-cell>
              <table:table-cell table:style-name="ce2">
                <text:p text:style-name="P4">Também guarda valores inteiros, com capacidade máxima de metade de um Int , pois ocupa somente 16 bits</text:p>
              </table:table-cell>
            </table:table-row>
            <table:table-row table:style-name="ro1">
              <table:table-cell table:style-name="ce1">
                <text:p text:style-name="P3">Byte</text:p>
              </table:table-cell>
              <table:table-cell table:style-name="ce2">
                <text:p text:style-name="P4">Também guarda números inteiros, porém seu número máximo é 127 pois</text:p>
                <text:p text:style-name="P4">ele ocupa somente 8 bits</text:p>
              </table:table-cell>
            </table:table-row>
            <table:table-row table:style-name="ro1">
              <table:table-cell table:style-name="ce1">
                <text:p text:style-name="P3">String</text:p>
              </table:table-cell>
              <table:table-cell table:style-name="ce2">
                <text:p text:style-name="P4">É um tipo para guardar valores em texto, uma frase, um nome ou qualquer valor que seja um texto</text:p>
              </table:table-cell>
            </table:table-row>
            <table:table-row table:style-name="ro1">
              <table:table-cell table:style-name="ce1">
                <text:p text:style-name="P3"><text:span text:style-name="T1">Char</text:span></text:p>
              </table:table-cell>
              <table:table-cell table:style-name="ce2">
                <text:p text:style-name="P4">É um tipo para guardar um único caractere, diferente da String , em que você pode guardar textos</text:p>
              </table:table-cell>
            </table:table-row>
            <table:table-row table:style-name="ro1">
              <table:table-cell table:style-name="ce1">
                <text:p text:style-name="P3"><text:span text:style-name="T1">Boolean</text:span></text:p>
              </table:table-cell>
              <table:table-cell table:style-name="ce2">
                <text:p text:style-name="P4">É usado para valores booleanos, ou seja, valores que são verdadeiro ( True ) ou falso ( False 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6cm" svg:height="1.997cm" svg:x="1cm" svg:y="0.627cm" presentation:class="title">
          <draw:text-box>
            <text:p text:style-name="P2">Kotlin – Tipos de dad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Kotlin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5"><text:span text:style-name="T2">Em </text:span><text:span text:style-name="T3">Kotlin</text:span><text:span text:style-name="T2">, tudo é um objeto, diferentemente de Java, em que existia </text:span><text:span text:style-name="T2">uma diferenciação de tipo de dados primitivos e objetos. </text:span></text:p>
              </text:list-item>
              <text:list-item>
                <text:p text:style-name="P5"><text:span text:style-name="T2">Na prática, isso quer dizer que todas as variáveis e tipos que usamos </text:span><text:span text:style-name="T2">em Kotlin possuem </text:span><text:span text:style-name="T3">propriedades</text:span><text:span text:style-name="T2"> e </text:span><text:span text:style-name="T3">métodos</text:span><text:span text:style-name="T2">, isto é: </text:span></text:p>
                <text:list>
                  <text:list-item>
                    <text:p><text:span text:style-name="T2">todo objeto possui características e comportamentos específicos.</text:span></text:p>
                  </text:list-item>
                </text:list>
              </text:list-item>
              <text:list-item>
                <text:p text:style-name="P5"><text:span text:style-name="T2">Um exemplo são os métodos de conversão de tipos. </text:span></text:p>
                <text:list>
                  <text:list-item>
                    <text:p><text:span text:style-name="T2">Imagine que você tenha uma variável do tipo </text:span><text:span text:style-name="T3">Int</text:span><text:span text:style-name="T2"> e precise convertê-la para </text:span><text:span text:style-name="T3">Double</text:span><text:span text:style-name="T2"> , ou </text:span><text:span text:style-name="T3">Float</text:span><text:span text:style-name="T2"> , ou até mesmo para </text:span><text:span text:style-name="T3">String</text:span><text:span text:style-name="T2"> . </text:span></text:p>
                  </text:list-item>
                  <text:list-item>
                    <text:p><text:span text:style-name="T4">valor</text:span><text:span text:style-name="T5">.toDouble()</text:span><text:span text:style-name="T4"> ,valor.</text:span><text:span text:style-name="T5">toFloat()</text:span><text:span text:style-name="T4">, </text:span><text:span text:style-name="T2">valor.</text:span><text:span text:style-name="T3">toString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">Kotlin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">Kotlin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4:39:20.021923388</meta:creation-date>
    <meta:editing-duration>PT16M12S</meta:editing-duration>
    <meta:editing-cycles>3</meta:editing-cycles>
    <meta:generator>LibreOffice/24.2.7.2$Linux_X86_64 LibreOffice_project/420$Build-2</meta:generator>
    <dc:title>Midnightblue</dc:title>
    <dc:date>2025-08-28T14:55:32.166364267</dc:date>
    <meta:document-statistic meta:object-count="89"/>
  </office:meta>
</office:document-meta>
</file>